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6ab6a" officeooo:paragraph-rsid="0006ab6a"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54b07" style:font-name-asian="Garamond1" style:font-size-asian="12pt" style:font-name-complex="Garamond1" style:font-size-complex="12pt"/>
    </style:style>
    <style:style style:name="T4" style:family="text">
      <style:text-properties style:font-name="Garamond" fo:font-size="12pt" officeooo:rsid="0006ab6a"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sessions_help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11017105916848003"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725467501261"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725664796006"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23.476543381</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0" meta:non-whitespace-character-count="2157"/>
  </office:meta>
</office:document-meta>
</file>